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25cm" fo:min-width="5.2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75cm" fo:min-width="5.25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25cm" fo:min-width="4.75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2.75cm" fo:min-width="5.25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75cm" fo:min-width="5.25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cm" fo:min-width="4.5cm"/>
      <style:paragraph-properties style:writing-mode="lr-tb"/>
    </style:style>
    <style:style style:name="gr7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75cm" svg:height="1.5cm" svg:x="7.5cm" svg:y="0.75cm">
          <text:p text:style-name="P1">Main menu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75cm" svg:height="2cm" svg:x="0.5cm" svg:y="2.75cm">
          <text:p text:style-name="P1">Learn German words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25cm" svg:height="1.5cm" svg:x="0.75cm" svg:y="5.75cm">
          <text:p text:style-name="P1">Past, present and future tens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.75cm" svg:height="3cm" svg:x="0.5cm" svg:y="8cm">
          <text:p text:style-name="P1">Nominative, accusative, dative and genitive cases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5.75cm" svg:height="1cm" svg:x="0.75cm" svg:y="11.75cm">
          <text:p text:style-name="P1">Adjectives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5cm" svg:height="1.25cm" svg:x="15cm" svg:y="2.75cm">
          <text:p text:style-name="P1">About</text:p>
          <draw:enhanced-geometry svg:viewBox="0 0 21600 21600" draw:type="rectangle" draw:enhanced-path="M 0 0 L 21600 0 21600 21600 0 21600 0 0 Z N"/>
        </draw:custom-shape>
        <draw:line draw:style-name="gr7" draw:text-style-name="P2" draw:layer="layout" svg:x1="6cm" svg:y1="2.75cm" svg:x2="7.5cm" svg:y2="2cm">
          <text:p/>
        </draw:line>
        <draw:line draw:style-name="gr7" draw:text-style-name="P2" draw:layer="layout" svg:x1="6cm" svg:y1="6cm" svg:x2="8cm" svg:y2="2.25cm">
          <text:p/>
        </draw:line>
        <draw:line draw:style-name="gr7" draw:text-style-name="P2" draw:layer="layout" svg:x1="6.25cm" svg:y1="8.25cm" svg:x2="8.5cm" svg:y2="2.25cm">
          <text:p/>
        </draw:line>
        <draw:line draw:style-name="gr7" draw:text-style-name="P2" draw:layer="layout" svg:x1="6.25cm" svg:y1="11.75cm" svg:x2="8.75cm" svg:y2="2.25cm">
          <text:p/>
        </draw:line>
        <draw:line draw:style-name="gr7" draw:text-style-name="P2" draw:layer="layout" svg:x1="15cm" svg:y1="2.75cm" svg:x2="13.25cm" svg:y2="2.25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A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08-28T12:08:46.835000000</dc:date>
    <meta:editing-duration>PT14M16S</meta:editing-duration>
    <meta:editing-cycles>2</meta:editing-cycles>
    <meta:generator>LibreOffice/7.3.4.2$Windows_X86_64 LibreOffice_project/728fec16bd5f605073805c3c9e7c4212a0120dc5</meta:generator>
    <meta:document-statistic meta:object-count="11"/>
  </office:meta>
</office:document-meta>
</file>